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2"/>
    <style:style style:name="P42" style:family="paragraph" style:parent-style-name="Text_20_body" style:list-style-name="L22">
      <style:paragraph-properties fo:margin-top="0cm" fo:margin-bottom="0cm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cm" fo:margin-bottom="0cm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5">
      <style:paragraph-properties fo:margin-top="0cm" fo:margin-bottom="0cm" style:contextual-spacing="false"/>
    </style:style>
    <style:style style:name="P49" style:family="paragraph" style:parent-style-name="Text_20_body" style:list-style-name="L26"/>
    <style:style style:name="P50" style:family="paragraph" style:parent-style-name="Text_20_body" style:list-style-name="L26">
      <style:paragraph-properties fo:margin-top="0cm" fo:margin-bottom="0cm" style:contextual-spacing="false"/>
    </style:style>
    <style:style style:name="P51" style:family="paragraph" style:parent-style-name="Text_20_body" style:list-style-name="L27"/>
    <style:style style:name="P52" style:family="paragraph" style:parent-style-name="Text_20_body" style:list-style-name="L27">
      <style:paragraph-properties fo:margin-top="0cm" fo:margin-bottom="0cm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margin-top="0cm" fo:margin-bottom="0cm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cm" fo:margin-bottom="0cm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cm" fo:margin-bottom="0cm" style:contextual-spacing="false"/>
    </style:style>
    <style:style style:name="P67" style:family="paragraph" style:parent-style-name="Text_20_body" style:list-style-name="L35"/>
    <style:style style:name="P68" style:family="paragraph" style:parent-style-name="Text_20_body" style:list-style-name="L35">
      <style:paragraph-properties fo:margin-top="0cm" fo:margin-bottom="0cm" style:contextual-spacing="false"/>
    </style:style>
    <style:style style:name="P69" style:family="paragraph" style:parent-style-name="Text_20_body" style:list-style-name="L36"/>
    <style:style style:name="P70" style:family="paragraph" style:parent-style-name="Text_20_body" style:list-style-name="L36">
      <style:paragraph-properties fo:margin-top="0cm" fo:margin-bottom="0cm" style:contextual-spacing="false"/>
    </style:style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cm" fo:margin-bottom="0cm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8">
      <style:paragraph-properties fo:margin-top="0cm" fo:margin-bottom="0cm" style:contextual-spacing="false"/>
    </style:style>
    <style:style style:name="P75" style:family="paragraph" style:parent-style-name="Text_20_body" style:list-style-name="L39"/>
    <style:style style:name="P76" style:family="paragraph" style:parent-style-name="Text_20_body" style:list-style-name="L40"/>
    <style:style style:name="P77" style:family="paragraph" style:parent-style-name="Text_20_body" style:list-style-name="L41"/>
    <style:style style:name="P78" style:family="paragraph" style:parent-style-name="Text_20_body" style:list-style-name="L41">
      <style:paragraph-properties fo:margin-top="0cm" fo:margin-bottom="0cm" style:contextual-spacing="false"/>
    </style:style>
    <style:style style:name="P79" style:family="paragraph" style:parent-style-name="Text_20_body" style:list-style-name="L42"/>
    <style:style style:name="P80" style:family="paragraph" style:parent-style-name="Text_20_body" style:list-style-name="L42">
      <style:paragraph-properties fo:margin-top="0cm" fo:margin-bottom="0cm" style:contextual-spacing="false"/>
    </style:style>
    <style:style style:name="P81" style:family="paragraph" style:parent-style-name="Text_20_body" style:list-style-name="L43"/>
    <style:style style:name="P82" style:family="paragraph" style:parent-style-name="Text_20_body" style:list-style-name="L43">
      <style:paragraph-properties fo:margin-top="0cm" fo:margin-bottom="0cm" style:contextual-spacing="false"/>
    </style:style>
    <style:style style:name="P83" style:family="paragraph" style:parent-style-name="Text_20_body" style:list-style-name="L44"/>
    <style:style style:name="P84" style:family="paragraph" style:parent-style-name="Text_20_body" style:list-style-name="L44">
      <style:paragraph-properties fo:margin-top="0cm" fo:margin-bottom="0cm" style:contextual-spacing="false"/>
    </style:style>
    <style:style style:name="P85" style:family="paragraph" style:parent-style-name="Text_20_body" style:list-style-name="L45"/>
    <style:style style:name="P86" style:family="paragraph" style:parent-style-name="Text_20_body" style:list-style-name="L45">
      <style:paragraph-properties fo:margin-top="0cm" fo:margin-bottom="0cm" style:contextual-spacing="false"/>
    </style:style>
    <style:style style:name="P87" style:family="paragraph" style:parent-style-name="Text_20_body" style:list-style-name="L46"/>
    <style:style style:name="P88" style:family="paragraph" style:parent-style-name="Text_20_body" style:list-style-name="L46">
      <style:paragraph-properties fo:margin-top="0cm" fo:margin-bottom="0cm" style:contextual-spacing="false"/>
    </style:style>
    <style:style style:name="P89" style:family="paragraph" style:parent-style-name="Text_20_body" style:list-style-name="L47"/>
    <style:style style:name="P90" style:family="paragraph" style:parent-style-name="Text_20_body" style:list-style-name="L47">
      <style:paragraph-properties fo:margin-top="0cm" fo:margin-bottom="0cm" style:contextual-spacing="false"/>
    </style:style>
    <style:style style:name="P91" style:family="paragraph" style:parent-style-name="Text_20_body" style:list-style-name="L48"/>
    <style:style style:name="P92" style:family="paragraph" style:parent-style-name="Text_20_body" style:list-style-name="L48">
      <style:paragraph-properties fo:margin-top="0cm" fo:margin-bottom="0cm" style:contextual-spacing="false"/>
    </style:style>
    <style:style style:name="P93" style:family="paragraph" style:parent-style-name="Text_20_body" style:list-style-name="L49"/>
    <style:style style:name="P94" style:family="paragraph" style:parent-style-name="Text_20_body" style:list-style-name="L49">
      <style:paragraph-properties fo:margin-top="0cm" fo:margin-bottom="0cm" style:contextual-spacing="false"/>
    </style:style>
    <style:style style:name="P95" style:family="paragraph" style:parent-style-name="Text_20_body" style:list-style-name="L50"/>
    <style:style style:name="P96" style:family="paragraph" style:parent-style-name="Text_20_body" style:list-style-name="L50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 : Bases des réseaux — réseau local, adresse IP, <text:span text:style-name="Source_20_Text">/24</text:span>, adresse réseau et premier rôle du routeur</text:h>
      <text:h text:style-name="Heading_20_2" text:outline-level="2">Place dans la progression</text:h>
      <text:p text:style-name="Text_20_body">Cette séance ouvre réellement le bloc <text:span text:style-name="Strong_20_Emphasis">Réseaux</text:span> dans une logique de consolidation, mais avec une ambition claire :<text:line-break/><text:span text:style-name="Strong_20_Emphasis">poser les bases techniques indispensables</text:span> pour que les élèves puissent ensuite comprendre :</text:p>
      <text:list text:style-name="L1">
        <text:list-item>
          <text:p text:style-name="P3">si deux machines peuvent communiquer directement ; </text:p>
        </text:list-item>
        <text:list-item>
          <text:p text:style-name="P3">pourquoi une commande <text:span text:style-name="Source_20_Text">ping</text:span> peut réussir ou échouer ; </text:p>
        </text:list-item>
        <text:list-item>
          <text:p text:style-name="P3">à quoi sert un routeur ; </text:p>
        </text:list-item>
        <text:list-item>
          <text:p text:style-name="P2">ce qu’est une adresse réseau. </text:p>
        </text:list-item>
      </text:list>
      <text:p text:style-name="Text_20_body">Cette séance est donc une <text:span text:style-name="Strong_20_Emphasis">séance de fondation</text:span>.<text:line-break/>Elle doit permettre de construire un cadre mental simple mais juste :</text:p>
      <text:p text:style-name="Quotations">Dans un réseau, les machines ont une adresse.<text:line-break/>Cette adresse permet de savoir si elles appartiennent au même réseau local ou non.<text:line-break/>Si elles ne sont pas dans le même réseau, un routeur devient nécessaire.</text:p>
      <text:p text:style-name="Text_20_body">C’est cette idée qu’il faut ancrer.</text:p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qu’une machine d’un réseau possède une <text:span text:style-name="Strong_20_Emphasis">adresse IP</text:span>, qu’une notation comme <text:span text:style-name="Strong_20_Emphasis"><text:span text:style-name="Source_20_Text">/24</text:span></text:span> permet d’identifier le <text:span text:style-name="Strong_20_Emphasis">réseau</text:span>, et que deux machines ne peuvent communiquer directement que si elles appartiennent au <text:span text:style-name="Strong_20_Emphasis">même réseau local</text:span>, sinon il faut un <text:span text:style-name="Strong_20_Emphasis">routeur</text:span>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2">
        <text:list-item>
          <text:p text:style-name="P5">définir simplement un <text:span text:style-name="Strong_20_Emphasis">réseau informatique</text:span> ; </text:p>
        </text:list-item>
        <text:list-item>
          <text:p text:style-name="P5">expliquer à quoi sert une <text:span text:style-name="Strong_20_Emphasis">adresse IP</text:span> ; </text:p>
        </text:list-item>
        <text:list-item>
          <text:p text:style-name="P5">reconnaître la partie utile d’une notation de type <text:span text:style-name="Source_20_Text">192.168.1.2/24</text:span> ; </text:p>
        </text:list-item>
        <text:list-item>
          <text:p text:style-name="P5">comprendre le sens simple de <text:span text:style-name="Strong_20_Emphasis"><text:span text:style-name="Source_20_Text">/24</text:span></text:span> ; </text:p>
        </text:list-item>
        <text:list-item>
          <text:p text:style-name="P5">identifier l’<text:span text:style-name="Strong_20_Emphasis">adresse réseau</text:span> dans un cas très simple ; </text:p>
        </text:list-item>
        <text:list-item>
          <text:p text:style-name="P5">dire si deux machines appartiennent ou non au même réseau ; </text:p>
        </text:list-item>
        <text:list-item>
          <text:p text:style-name="P5">expliquer pourquoi deux machines de réseaux différents ne communiquent pas directement ; </text:p>
        </text:list-item>
        <text:list-item>
          <text:p text:style-name="P4">comprendre qu’un <text:span text:style-name="Strong_20_Emphasis">routeur</text:span> permet de relier des réseaux différents. </text:p>
        </text:list-item>
      </text:list>
      <text:p text:style-name="Horizontal_20_Line"><text:soft-page-break/></text:p>
      <text:h text:style-name="Heading_20_2" text:outline-level="2">Notions travaillées</text:h>
      <text:list text:style-name="L3">
        <text:list-item>
          <text:p text:style-name="P7">réseau informatique </text:p>
        </text:list-item>
        <text:list-item>
          <text:p text:style-name="P7">réseau local </text:p>
        </text:list-item>
        <text:list-item>
          <text:p text:style-name="P7">machine / hôte </text:p>
        </text:list-item>
        <text:list-item>
          <text:p text:style-name="P7">adresse IP </text:p>
        </text:list-item>
        <text:list-item>
          <text:p text:style-name="P7">masque / notation CIDR simple </text:p>
        </text:list-item>
        <text:list-item>
          <text:p text:style-name="P7"><text:span text:style-name="Source_20_Text">/24</text:span> </text:p>
        </text:list-item>
        <text:list-item>
          <text:p text:style-name="P7">adresse réseau </text:p>
        </text:list-item>
        <text:list-item>
          <text:p text:style-name="P7">même réseau / réseau différent </text:p>
        </text:list-item>
        <text:list-item>
          <text:p text:style-name="P7">communication locale </text:p>
        </text:list-item>
        <text:list-item>
          <text:p text:style-name="P7">routeur </text:p>
        </text:list-item>
        <text:list-item>
          <text:p text:style-name="P6">premier contact avec <text:span text:style-name="Source_20_Text">ping</text:span> </text:p>
        </text:list-item>
      </text:list>
      <text:p text:style-name="Horizontal_20_Line"/>
      <text:h text:style-name="Heading_20_2" text:outline-level="2">Compétences visées</text:h>
      <text:list text:style-name="L4">
        <text:list-item>
          <text:p text:style-name="P9">employer un vocabulaire précis ; </text:p>
        </text:list-item>
        <text:list-item>
          <text:p text:style-name="P9">lire une adresse IP ; </text:p>
        </text:list-item>
        <text:list-item>
          <text:p text:style-name="P9">relier une machine à un réseau ; </text:p>
        </text:list-item>
        <text:list-item>
          <text:p text:style-name="P9">interpréter une situation de communication simple ; </text:p>
        </text:list-item>
        <text:list-item>
          <text:p text:style-name="P9">justifier un échec de communication ; </text:p>
        </text:list-item>
        <text:list-item>
          <text:p text:style-name="P9">répondre à des questions courtes de type bac ; </text:p>
        </text:list-item>
        <text:list-item>
          <text:p text:style-name="P8">préparer la lecture d’exercices plus techniques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Il faut que les élèves repartent avec <text:span text:style-name="Strong_20_Emphasis">quatre idées très solides</text:span> :</text:p>
      <text:h text:style-name="Heading_20_3" text:outline-level="3">Idée 1 — Une machine sur un réseau doit être identifiable</text:h>
      <text:p text:style-name="Text_20_body">C’est le rôle de l’<text:span text:style-name="Strong_20_Emphasis">adresse IP</text:span>.</text:p>
      <text:p text:style-name="Text_20_body">Exemple :</text:p>
      <text:list text:style-name="L5">
        <text:list-item>
          <text:p text:style-name="P11">M1 : <text:span text:style-name="Source_20_Text">192.168.1.1/24</text:span> </text:p>
        </text:list-item>
        <text:list-item>
          <text:p text:style-name="P10">M2 : <text:span text:style-name="Source_20_Text">192.168.1.2/24</text:span> </text:p>
        </text:list-item>
      </text:list>
      <text:p text:style-name="Text_20_body">Ces deux machines ont des adresses différentes, donc on peut les distinguer.</text:p>
      <text:p text:style-name="Horizontal_20_Line"/>
      <text:h text:style-name="Heading_20_3" text:outline-level="3"><text:soft-page-break/>Idée 2 — Une adresse IP ne dit pas seulement “qui est la machine”</text:h>
      <text:p text:style-name="Text_20_body">Elle permet aussi, avec la notation <text:span text:style-name="Source_20_Text">/24</text:span>, de savoir <text:span text:style-name="Strong_20_Emphasis">à quel réseau local elle appartient</text:span>.</text:p>
      <text:p text:style-name="Text_20_body">Exemple :</text:p>
      <text:list text:style-name="L6">
        <text:list-item>
          <text:p text:style-name="P13"><text:span text:style-name="Source_20_Text">192.168.1.1/24</text:span> </text:p>
        </text:list-item>
        <text:list-item>
          <text:p text:style-name="P12"><text:span text:style-name="Source_20_Text">192.168.1.2/24</text:span> </text:p>
        </text:list-item>
      </text:list>
      <text:p text:style-name="Text_20_body">Ces deux machines appartiennent au réseau :</text:p>
      <text:list text:style-name="L7">
        <text:list-item>
          <text:p text:style-name="P14"><text:span text:style-name="Source_20_Text">192.168.1.0</text:span> </text:p>
        </text:list-item>
      </text:list>
      <text:p text:style-name="Horizontal_20_Line"/>
      <text:h text:style-name="Heading_20_3" text:outline-level="3">Idée 3 — Deux machines du même réseau local peuvent communiquer directement</text:h>
      <text:p text:style-name="Text_20_body">Exemple :</text:p>
      <text:list text:style-name="L8">
        <text:list-item>
          <text:p text:style-name="P16"><text:span text:style-name="Source_20_Text">192.168.1.1/24</text:span> </text:p>
        </text:list-item>
        <text:list-item>
          <text:p text:style-name="P15"><text:span text:style-name="Source_20_Text">192.168.1.2/24</text:span> </text:p>
        </text:list-item>
      </text:list>
      <text:p text:style-name="Text_20_body">Même réseau local → communication directe possible, si tout le reste fonctionne.</text:p>
      <text:p text:style-name="Horizontal_20_Line"/>
      <text:h text:style-name="Heading_20_3" text:outline-level="3">Idée 4 — Deux machines de réseaux différents ne communiquent pas directement</text:h>
      <text:p text:style-name="Text_20_body">Exemple :</text:p>
      <text:list text:style-name="L9">
        <text:list-item>
          <text:p text:style-name="P18"><text:span text:style-name="Source_20_Text">192.168.1.1/24</text:span> </text:p>
        </text:list-item>
        <text:list-item>
          <text:p text:style-name="P17"><text:span text:style-name="Source_20_Text">192.168.2.3/24</text:span> </text:p>
        </text:list-item>
      </text:list>
      <text:p text:style-name="Text_20_body">Elles n’appartiennent pas au même réseau local.<text:line-break/>Il faut donc un <text:span text:style-name="Strong_20_Emphasis">routeur</text:span> pour faire le lien entre les deux réseaux.</text:p>
      <text:p text:style-name="Horizontal_20_Line"/>
      <text:h text:style-name="Heading_20_1" text:outline-level="1">2. Point pédagogique fondamental : simplifier sans mentir</text:h>
      <text:p text:style-name="Text_20_body">Avec des élèves fragiles, il ne faut pas entrer trop tôt dans :</text:p>
      <text:list text:style-name="L10">
        <text:list-item>
          <text:p text:style-name="P20">le binaire, </text:p>
        </text:list-item>
        <text:list-item>
          <text:p text:style-name="P20">le masque détaillé bit à bit, </text:p>
        </text:list-item>
        <text:list-item>
          <text:p text:style-name="P20">les classes d’adresses, </text:p>
        </text:list-item>
        <text:list-item>
          <text:p text:style-name="P19">le découpage avancé en sous-réseaux. </text:p>
        </text:list-item>
      </text:list>
      <text:p text:style-name="Text_20_body">Mais il ne faut pas non plus raconter quelque chose de faux.</text:p>
      <text:p text:style-name="Text_20_body">Le bon niveau ici est :</text:p>
      <text:list text:style-name="L11">
        <text:list-item>
          <text:p text:style-name="P22">on lit l’adresse ; </text:p>
        </text:list-item>
        <text:list-item>
          <text:p text:style-name="P22"><text:soft-page-break/>on lit <text:span text:style-name="Source_20_Text">/24</text:span> ; </text:p>
        </text:list-item>
        <text:list-item>
          <text:p text:style-name="P22">on comprend que cela correspond ici à un réseau de type <text:span text:style-name="Source_20_Text">192.168.1.0</text:span> ; </text:p>
        </text:list-item>
        <text:list-item>
          <text:p text:style-name="P22">on compare les trois premiers nombres ; </text:p>
        </text:list-item>
        <text:list-item>
          <text:p text:style-name="P21">si ces trois premiers nombres sont identiques dans nos exemples en <text:span text:style-name="Source_20_Text">/24</text:span>, on est dans le même réseau. </text:p>
        </text:list-item>
      </text:list>
      <text:p text:style-name="Text_20_body">C’est <text:span text:style-name="Strong_20_Emphasis">suffisant et juste</text:span> pour une première approche.</text:p>
      <text:p text:style-name="Horizontal_20_Line"/>
      <text:h text:style-name="Heading_20_1" text:outline-level="1">3. Idée simple à faire passer aux élèves</text:h>
      <text:p text:style-name="Text_20_body">Tu peux présenter la séance ainsi :</text:p>
      <text:p text:style-name="Quotations">“Une adresse IP, c’est comme l’adresse d’une maison.<text:line-break/>Mais elle dit aussi dans quel quartier se trouve la maison.<text:line-break/>Si deux maisons sont dans le même quartier, elles peuvent s’échanger directement des messages.<text:line-break/>Si elles sont dans des quartiers différents, il faut passer par une route spéciale : le routeur.”</text:p>
      <text:p text:style-name="Text_20_body">Cette analogie marche très bien :</text:p>
      <text:list text:style-name="L12">
        <text:list-item>
          <text:p text:style-name="P24">machine = maison </text:p>
        </text:list-item>
        <text:list-item>
          <text:p text:style-name="P24">réseau local = quartier </text:p>
        </text:list-item>
        <text:list-item>
          <text:p text:style-name="P24">adresse IP = adresse de la maison </text:p>
        </text:list-item>
        <text:list-item>
          <text:p text:style-name="P23">routeur = point de passage entre quartiers </text:p>
        </text:list-item>
      </text:list>
      <text:p text:style-name="Horizontal_20_Line"/>
      <text:h text:style-name="Heading_20_1" text:outline-level="1">4. Matériel</text:h>
      <text:list text:style-name="L13">
        <text:list-item>
          <text:p text:style-name="P26">vidéoprojecteur </text:p>
        </text:list-item>
        <text:list-item>
          <text:p text:style-name="P26">fiche élève </text:p>
        </text:list-item>
        <text:list-item>
          <text:p text:style-name="P26">tableau </text:p>
        </text:list-item>
        <text:list-item>
          <text:p text:style-name="P26">éventuellement capture d’écran de <text:span text:style-name="Source_20_Text">ping</text:span> </text:p>
        </text:list-item>
        <text:list-item>
          <text:p text:style-name="P25">si possible, <text:span text:style-name="Strong_20_Emphasis">Filius</text:span> pour un prolongement très simple en fin de séance ou au début de la suivante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<text:soft-page-break/>5.1 Accroche — 10 min</text:h>
      <text:h text:style-name="Heading_20_3" text:outline-level="3">Objectif</text:h>
      <text:p text:style-name="Text_20_body">Partir du concret sans entrer tout de suite dans la technicité.</text:p>
      <text:h text:style-name="Heading_20_3" text:outline-level="3">À dire</text:h>
      <text:p text:style-name="Quotations">“La dernière idée à retenir d’un réseau, ce n’est pas seulement que des machines communiquent.<text:line-break/>C’est aussi qu’il faut savoir <text:span text:style-name="Strong_20_Emphasis">où</text:span> envoyer les données.<text:line-break/>Aujourd’hui, on va voir comment une machine est repérée sur un réseau, comment on sait si deux machines sont dans le même réseau, et pourquoi un routeur peut devenir indispensable.”</text:p>
      <text:h text:style-name="Heading_20_3" text:outline-level="3">Petite question d’entrée</text:h>
      <text:p text:style-name="Text_20_body">Afficher :</text:p>
      <text:list text:style-name="L14">
        <text:list-item>
          <text:p text:style-name="P28">M1 : <text:span text:style-name="Source_20_Text">192.168.1.1/24</text:span> </text:p>
        </text:list-item>
        <text:list-item>
          <text:p text:style-name="P28">M2 : <text:span text:style-name="Source_20_Text">192.168.1.2/24</text:span> </text:p>
        </text:list-item>
        <text:list-item>
          <text:p text:style-name="P27">M3 : <text:span text:style-name="Source_20_Text">192.168.2.3/24</text:span> </text:p>
        </text:list-item>
      </text:list>
      <text:p text:style-name="Text_20_body">Demander :</text:p>
      <text:p text:style-name="Quotations">“À votre avis, lesquelles semblent proches ?”</text:p>
      <text:p text:style-name="Text_20_body">Réponse intuitive attendue :</text:p>
      <text:list text:style-name="L15">
        <text:list-item>
          <text:p text:style-name="P30">M1 et M2 se ressemblent davantage </text:p>
        </text:list-item>
        <text:list-item>
          <text:p text:style-name="P29">M3 semble “ailleurs” </text:p>
        </text:list-item>
      </text:list>
      <text:p text:style-name="Text_20_body">Ne pas corriger trop vite : garder cette intuition pour la construire ensuite.</text:p>
      <text:p text:style-name="Horizontal_20_Line"/>
      <text:h text:style-name="Heading_20_2" text:outline-level="2">5.2 Rappel : qu’est-ce qu’un réseau ? — 10 min</text:h>
      <text:h text:style-name="Heading_20_3" text:outline-level="3">Objectif</text:h>
      <text:p text:style-name="Text_20_body">Repartir d’une base simple.</text:p>
      <text:h text:style-name="Heading_20_3" text:outline-level="3">À rappeler</text:h>
      <text:p text:style-name="Text_20_body">Un réseau informatique est un ensemble de machines reliées entre elles pour :</text:p>
      <text:list text:style-name="L16">
        <text:list-item>
          <text:p text:style-name="P32">échanger des données ; </text:p>
        </text:list-item>
        <text:list-item>
          <text:p text:style-name="P31">partager des ressources. </text:p>
        </text:list-item>
      </text:list>
      <text:h text:style-name="Heading_20_3" text:outline-level="3">Exemples</text:h>
      <text:list text:style-name="L17">
        <text:list-item>
          <text:p text:style-name="P34">ordinateur et imprimante ; </text:p>
        </text:list-item>
        <text:list-item>
          <text:p text:style-name="P34">ordinateur et serveur ; </text:p>
        </text:list-item>
        <text:list-item>
          <text:p text:style-name="P34">ordinateurs d’une salle ; </text:p>
        </text:list-item>
        <text:list-item>
          <text:p text:style-name="P33"><text:soft-page-break/>téléphone et box. </text:p>
        </text:list-item>
      </text:list>
      <text:h text:style-name="Heading_20_3" text:outline-level="3">Formule à faire noter</text:h>
      <text:p text:style-name="Quotations">“Un réseau relie des machines pour permettre la communication.”</text:p>
      <text:p text:style-name="Horizontal_20_Line"/>
      <text:h text:style-name="Heading_20_2" text:outline-level="2">5.3 Découvrir l’adresse IP — 20 min</text:h>
      <text:h text:style-name="Heading_20_3" text:outline-level="3">Objectif</text:h>
      <text:p text:style-name="Text_20_body">Comprendre le rôle de l’adresse IP.</text:p>
      <text:h text:style-name="Heading_20_3" text:outline-level="3">À expliquer</text:h>
      <text:p text:style-name="Text_20_body">Une machine sur un réseau doit être identifiable.<text:line-break/>Pour cela, elle possède une <text:span text:style-name="Strong_20_Emphasis">adresse IP</text:span>.</text:p>
      <text:p text:style-name="Text_20_body">Exemples :</text:p>
      <text:list text:style-name="L18">
        <text:list-item>
          <text:p text:style-name="P36"><text:span text:style-name="Source_20_Text">192.168.1.1</text:span> </text:p>
        </text:list-item>
        <text:list-item>
          <text:p text:style-name="P36"><text:span text:style-name="Source_20_Text">192.168.1.2</text:span> </text:p>
        </text:list-item>
        <text:list-item>
          <text:p text:style-name="P35"><text:span text:style-name="Source_20_Text">192.168.2.3</text:span> </text:p>
        </text:list-item>
      </text:list>
      <text:h text:style-name="Heading_20_3" text:outline-level="3">Formulation simple</text:h>
      <text:p text:style-name="Quotations">“L’adresse IP sert à identifier une machine sur un réseau.”</text:p>
      <text:h text:style-name="Heading_20_3" text:outline-level="3">Ce qu’il faut faire comprendre</text:h>
      <text:p text:style-name="Text_20_body">Deux machines différentes ne doivent pas avoir la même adresse dans le même réseau, sinon on ne sait plus à laquelle envoyer les données.</text:p>
      <text:h text:style-name="Heading_20_3" text:outline-level="3">Exemple concret</text:h>
      <text:p text:style-name="Text_20_body">Dans une salle :</text:p>
      <text:list text:style-name="L19">
        <text:list-item>
          <text:p text:style-name="P38">ordinateur A → <text:span text:style-name="Source_20_Text">192.168.1.10</text:span> </text:p>
        </text:list-item>
        <text:list-item>
          <text:p text:style-name="P38">ordinateur B → <text:span text:style-name="Source_20_Text">192.168.1.11</text:span> </text:p>
        </text:list-item>
        <text:list-item>
          <text:p text:style-name="P37">imprimante → <text:span text:style-name="Source_20_Text">192.168.1.20</text:span> </text:p>
        </text:list-item>
      </text:list>
      <text:p text:style-name="Text_20_body">On distingue chaque machine grâce à son adresse.</text:p>
      <text:h text:style-name="Heading_20_3" text:outline-level="3">Question utile</text:h>
      <text:p text:style-name="Quotations">“Pourquoi ne peut-on pas donner exactement la même adresse à deux machines ?”</text:p>
      <text:p text:style-name="Text_20_body">Réponse :<text:line-break/>Parce qu’il faut pouvoir les différencier.</text:p>
      <text:p text:style-name="Horizontal_20_Line"/>
      <text:h text:style-name="Heading_20_2" text:outline-level="2"><text:soft-page-break/>5.4 Comprendre la notation <text:span text:style-name="Source_20_Text">/24</text:span> — 20 min</text:h>
      <text:h text:style-name="Heading_20_3" text:outline-level="3">Objectif</text:h>
      <text:p text:style-name="Text_20_body">Faire entrer doucement dans la notion de réseau local.</text:p>
      <text:h text:style-name="Heading_20_3" text:outline-level="3">À expliquer</text:h>
      <text:p text:style-name="Text_20_body">Quand on écrit :</text:p>
      <text:list text:style-name="L20">
        <text:list-item>
          <text:p text:style-name="P39"><text:span text:style-name="Source_20_Text">192.168.1.1/24</text:span> </text:p>
        </text:list-item>
      </text:list>
      <text:p text:style-name="Text_20_body">on ne donne pas seulement l’adresse d’une machine.<text:line-break/>On donne aussi une information sur le <text:span text:style-name="Strong_20_Emphasis">réseau</text:span> auquel elle appartient.</text:p>
      <text:p text:style-name="Text_20_body">Ici, dans les exemples étudiés, <text:span text:style-name="Strong_20_Emphasis"><text:span text:style-name="Source_20_Text">/24</text:span></text:span> signifie que le réseau est :</text:p>
      <text:list text:style-name="L21">
        <text:list-item>
          <text:p text:style-name="P40"><text:span text:style-name="Source_20_Text">192.168.1.0</text:span> </text:p>
        </text:list-item>
      </text:list>
      <text:h text:style-name="Heading_20_3" text:outline-level="3">Ce qu’on peut dire sans surcharger</text:h>
      <text:p text:style-name="Quotations">“Dans cette séance, avec <text:span text:style-name="Source_20_Text">/24</text:span>, on peut retenir que les trois premiers nombres décrivent le réseau, et que le dernier sert à distinguer la machine.”</text:p>
      <text:p text:style-name="Text_20_body">Exemples :</text:p>
      <text:list text:style-name="L22">
        <text:list-item>
          <text:p text:style-name="P42"><text:span text:style-name="Source_20_Text">192.168.1.1/24</text:span> → réseau <text:span text:style-name="Source_20_Text">192.168.1.0</text:span> </text:p>
        </text:list-item>
        <text:list-item>
          <text:p text:style-name="P42"><text:span text:style-name="Source_20_Text">192.168.1.2/24</text:span> → réseau <text:span text:style-name="Source_20_Text">192.168.1.0</text:span> </text:p>
        </text:list-item>
        <text:list-item>
          <text:p text:style-name="P41"><text:span text:style-name="Source_20_Text">192.168.2.3/24</text:span> → réseau <text:span text:style-name="Source_20_Text">192.168.2.0</text:span> </text:p>
        </text:list-item>
      </text:list>
      <text:h text:style-name="Heading_20_3" text:outline-level="3">Formule simple à faire noter</text:h>
      <text:p text:style-name="Quotations">“Avec <text:span text:style-name="Source_20_Text">/24</text:span>, des machines sont dans le même réseau si les trois premiers nombres sont identiques.”</text:p>
      <text:h text:style-name="Heading_20_3" text:outline-level="3">Point pédagogique important</text:h>
      <text:p text:style-name="Text_20_body">Dire clairement que c’est une règle de travail <text:span text:style-name="Strong_20_Emphasis">dans ce cadre-là</text:span>, pour nos exemples en <text:span text:style-name="Source_20_Text">/24</text:span>, afin d’éviter plus tard les sur-généralisations hasardeuses.</text:p>
      <text:p text:style-name="Horizontal_20_Line"/>
      <text:h text:style-name="Heading_20_2" text:outline-level="2">5.5 Activité collective : même réseau ou non ? — 20 min</text:h>
      <text:h text:style-name="Heading_20_3" text:outline-level="3">Objectif</text:h>
      <text:p text:style-name="Text_20_body">Fixer la notion par comparaison.</text:p>
      <text:p text:style-name="Text_20_body">Projeter les cas suivants.</text:p>
      <text:h text:style-name="Heading_20_3" text:outline-level="3">Cas A</text:h>
      <text:list text:style-name="L23">
        <text:list-item>
          <text:p text:style-name="P44">A : <text:span text:style-name="Source_20_Text">192.168.1.1/24</text:span> </text:p>
        </text:list-item>
        <text:list-item>
          <text:p text:style-name="P43"><text:soft-page-break/>B : <text:span text:style-name="Source_20_Text">192.168.1.8/24</text:span> </text:p>
        </text:list-item>
      </text:list>
      <text:p text:style-name="Text_20_body">Questions :</text:p>
      <text:list text:style-name="L24">
        <text:list-item>
          <text:p text:style-name="P46">Ont-elles les trois premiers nombres identiques ? </text:p>
        </text:list-item>
        <text:list-item>
          <text:p text:style-name="P46">Sont-elles dans le même réseau ? </text:p>
        </text:list-item>
        <text:list-item>
          <text:p text:style-name="P45">Quelle est l’adresse réseau ? </text:p>
        </text:list-item>
      </text:list>
      <text:p text:style-name="Text_20_body">Réponses :</text:p>
      <text:list text:style-name="L25">
        <text:list-item>
          <text:p text:style-name="P48">oui </text:p>
        </text:list-item>
        <text:list-item>
          <text:p text:style-name="P48">oui </text:p>
        </text:list-item>
        <text:list-item>
          <text:p text:style-name="P47"><text:span text:style-name="Source_20_Text">192.168.1.0</text:span> </text:p>
        </text:list-item>
      </text:list>
      <text:p text:style-name="Horizontal_20_Line"/>
      <text:h text:style-name="Heading_20_3" text:outline-level="3">Cas B</text:h>
      <text:list text:style-name="L26">
        <text:list-item>
          <text:p text:style-name="P50">A : <text:span text:style-name="Source_20_Text">192.168.1.1/24</text:span> </text:p>
        </text:list-item>
        <text:list-item>
          <text:p text:style-name="P49">B : <text:span text:style-name="Source_20_Text">192.168.2.3/24</text:span> </text:p>
        </text:list-item>
      </text:list>
      <text:p text:style-name="Text_20_body">Questions :</text:p>
      <text:list text:style-name="L27">
        <text:list-item>
          <text:p text:style-name="P52">Ont-elles les trois premiers nombres identiques ? </text:p>
        </text:list-item>
        <text:list-item>
          <text:p text:style-name="P52">Sont-elles dans le même réseau ? </text:p>
        </text:list-item>
        <text:list-item>
          <text:p text:style-name="P51">Quelle est l’adresse réseau de A ? de B ? </text:p>
        </text:list-item>
      </text:list>
      <text:p text:style-name="Text_20_body">Réponses :</text:p>
      <text:list text:style-name="L28">
        <text:list-item>
          <text:p text:style-name="P54">non </text:p>
        </text:list-item>
        <text:list-item>
          <text:p text:style-name="P54">non </text:p>
        </text:list-item>
        <text:list-item>
          <text:p text:style-name="P53"><text:span text:style-name="Source_20_Text">192.168.1.0</text:span> et <text:span text:style-name="Source_20_Text">192.168.2.0</text:span> </text:p>
        </text:list-item>
      </text:list>
      <text:p text:style-name="Horizontal_20_Line"/>
      <text:h text:style-name="Heading_20_3" text:outline-level="3">Cas C</text:h>
      <text:list text:style-name="L29">
        <text:list-item>
          <text:p text:style-name="P56">A : <text:span text:style-name="Source_20_Text">10.0.0.4/24</text:span> </text:p>
        </text:list-item>
        <text:list-item>
          <text:p text:style-name="P55">B : <text:span text:style-name="Source_20_Text">10.0.0.9/24</text:span> </text:p>
        </text:list-item>
      </text:list>
      <text:p text:style-name="Text_20_body">Réponses :</text:p>
      <text:list text:style-name="L30">
        <text:list-item>
          <text:p text:style-name="P58">même réseau </text:p>
        </text:list-item>
        <text:list-item>
          <text:p text:style-name="P57">adresse réseau : <text:span text:style-name="Source_20_Text">10.0.0.0</text:span> </text:p>
        </text:list-item>
      </text:list>
      <text:h text:style-name="Heading_20_3" text:outline-level="3">Ce qu’il faut verbaliser</text:h>
      <text:p text:style-name="Quotations">“Ce n’est pas parce que deux adresses se ressemblent un peu qu’elles sont forcément dans le même réseau.<text:line-break/>On regarde le réseau déterminé par <text:span text:style-name="Source_20_Text">/24</text:span>.”</text:p>
      <text:p text:style-name="Horizontal_20_Line"/>
      <text:h text:style-name="Heading_20_2" text:outline-level="2"><text:soft-page-break/>5.6 Introduire le routeur — 15 min</text:h>
      <text:h text:style-name="Heading_20_3" text:outline-level="3">Objectif</text:h>
      <text:p text:style-name="Text_20_body">Faire naître le besoin du routeur naturellement.</text:p>
      <text:h text:style-name="Heading_20_3" text:outline-level="3">Situation</text:h>
      <text:p text:style-name="Text_20_body">On reprend :</text:p>
      <text:list text:style-name="L31">
        <text:list-item>
          <text:p text:style-name="P60">M1 : <text:span text:style-name="Source_20_Text">192.168.1.1/24</text:span> </text:p>
        </text:list-item>
        <text:list-item>
          <text:p text:style-name="P60">M2 : <text:span text:style-name="Source_20_Text">192.168.1.2/24</text:span> </text:p>
        </text:list-item>
        <text:list-item>
          <text:p text:style-name="P59">M3 : <text:span text:style-name="Source_20_Text">192.168.2.3/24</text:span> </text:p>
        </text:list-item>
      </text:list>
      <text:p text:style-name="Text_20_body">Question :</text:p>
      <text:p text:style-name="Quotations">“M1 peut-il communiquer directement avec M2 ? avec M3 ?”</text:p>
      <text:p text:style-name="Text_20_body">Réponses :</text:p>
      <text:list text:style-name="L32">
        <text:list-item>
          <text:p text:style-name="P62">avec M2 : oui, même réseau ; </text:p>
        </text:list-item>
        <text:list-item>
          <text:p text:style-name="P61">avec M3 : non, pas directement, car réseau différent. </text:p>
        </text:list-item>
      </text:list>
      <text:h text:style-name="Heading_20_3" text:outline-level="3">Introduction du routeur</text:h>
      <text:p text:style-name="Text_20_body">Tu peux dire :</text:p>
      <text:p text:style-name="Quotations">“Quand deux machines sont sur des réseaux différents, il faut un équipement capable de faire le lien entre ces réseaux : c’est le routeur.”</text:p>
      <text:h text:style-name="Heading_20_3" text:outline-level="3">Définition simple</text:h>
      <text:p text:style-name="Quotations">“Un routeur relie des réseaux différents et permet de faire circuler les données de l’un vers l’autre.”</text:p>
      <text:h text:style-name="Heading_20_3" text:outline-level="3">Schéma simple au tableau</text:h>
      <text:section text:style-name="Sect1" text:name="code-block-viewer">
        <text:p text:style-name="P1">Réseau 192.168.1.0 <text:s text:c="5"/>Routeur <text:s text:c="5"/>Réseau 192.168.2.0</text:p>
        <text:p text:style-name="Preformatted_20_Text"><text:s/>M1 <text:s text:c="2"/>M2 <text:s text:c="2"/>----------- <text:s text:c="2"/>R <text:s text:c="2"/>----------- <text:s text:c="2"/>M3</text:p>
      </text:section>
      <text:h text:style-name="Heading_20_3" text:outline-level="3">Message-clé</text:h>
      <text:p text:style-name="Quotations">“Le routeur n’est pas là pour relier deux machines d’un même réseau.<text:line-break/>Il sert surtout à passer d’un réseau à un autre.”</text:p>
      <text:p text:style-name="Horizontal_20_Line"/>
      <text:h text:style-name="Heading_20_2" text:outline-level="2">5.7 Première approche du <text:span text:style-name="Source_20_Text">ping</text:span> — 10 min</text:h>
      <text:h text:style-name="Heading_20_3" text:outline-level="3">Objectif</text:h>
      <text:p text:style-name="Text_20_body">Préparer les exercices suivants.</text:p>
      <text:h text:style-name="Heading_20_3" text:outline-level="3"><text:soft-page-break/>À expliquer simplement</text:h>
      <text:p text:style-name="Text_20_body"><text:span text:style-name="Source_20_Text">ping</text:span> est une commande qui permet de tester si une machine répond sur le réseau.</text:p>
      <text:p text:style-name="Text_20_body">Exemple :</text:p>
      <text:section text:style-name="Sect1" text:name="Section1">
        <text:p text:style-name="P1"><text:bookmark text:name="code-block-viewer"/>ping 192.168.1.2</text:p>
      </text:section>
      <text:p text:style-name="Text_20_body">Cela permet de vérifier si la communication fonctionne.</text:p>
      <text:h text:style-name="Heading_20_3" text:outline-level="3">Situation à étudier</text:h>
      <text:p text:style-name="Text_20_body">Depuis M1 (<text:span text:style-name="Source_20_Text">192.168.1.1/24</text:span>), on lance :</text:p>
      <text:section text:style-name="Sect1" text:name="Section2">
        <text:p text:style-name="P1"><text:bookmark text:name="code-block-viewer Copie 1"/>ping 192.168.2.3</text:p>
      </text:section>
      <text:p text:style-name="Text_20_body">et on obtient :</text:p>
      <text:section text:style-name="Sect1" text:name="Section3">
        <text:p text:style-name="P1"><text:bookmark text:name="code-block-viewer Copie 2"/>Hôte inaccessible</text:p>
      </text:section>
      <text:h text:style-name="Heading_20_3" text:outline-level="3">Question</text:h>
      <text:p text:style-name="Quotations">“Pourquoi ?”</text:p>
      <text:p text:style-name="Text_20_body">Réponse attendue :<text:line-break/>Parce que la machine visée n’est pas dans le même réseau local, et qu’il n’y a pas ici de routeur configuré pour joindre l’autre réseau.</text:p>
      <text:h text:style-name="Heading_20_3" text:outline-level="3">C’est un point essentiel</text:h>
      <text:p text:style-name="Text_20_body">Cette question prépare directement l’exercice cible que tu m’as donné.</text:p>
      <text:p text:style-name="Horizontal_20_Line"/>
      <text:h text:style-name="Heading_20_2" text:outline-level="2">5.8 Entraînement guidé — 20 min</text:h>
      <text:h text:style-name="Heading_20_3" text:outline-level="3">Exercice 1</text:h>
      <text:p text:style-name="Text_20_body">On considère :</text:p>
      <text:list text:style-name="L33">
        <text:list-item>
          <text:p text:style-name="P64">A : <text:span text:style-name="Source_20_Text">192.168.1.4/24</text:span> </text:p>
        </text:list-item>
        <text:list-item>
          <text:p text:style-name="P63">B : <text:span text:style-name="Source_20_Text">192.168.1.12/24</text:span> </text:p>
        </text:list-item>
      </text:list>
      <text:p text:style-name="Text_20_body">Questions :</text:p>
      <text:list text:style-name="L34">
        <text:list-item>
          <text:p text:style-name="P66">Sont-elles dans le même réseau ? </text:p>
        </text:list-item>
        <text:list-item>
          <text:p text:style-name="P66">Quelle est leur adresse réseau ? </text:p>
        </text:list-item>
        <text:list-item>
          <text:p text:style-name="P65">Une communication directe est-elle possible en principe ? </text:p>
        </text:list-item>
      </text:list>
      <text:p text:style-name="Text_20_body">Réponses :</text:p>
      <text:list text:style-name="L35">
        <text:list-item>
          <text:p text:style-name="P68">oui </text:p>
        </text:list-item>
        <text:list-item>
          <text:p text:style-name="P68"><text:span text:style-name="Source_20_Text">192.168.1.0</text:span> </text:p>
        </text:list-item>
        <text:list-item>
          <text:p text:style-name="P67">oui </text:p>
        </text:list-item>
      </text:list>
      <text:p text:style-name="Horizontal_20_Line"/>
      <text:h text:style-name="Heading_20_3" text:outline-level="3"><text:soft-page-break/>Exercice 2</text:h>
      <text:p text:style-name="Text_20_body">On considère :</text:p>
      <text:list text:style-name="L36">
        <text:list-item>
          <text:p text:style-name="P70">A : <text:span text:style-name="Source_20_Text">192.168.1.4/24</text:span> </text:p>
        </text:list-item>
        <text:list-item>
          <text:p text:style-name="P69">B : <text:span text:style-name="Source_20_Text">192.168.2.12/24</text:span> </text:p>
        </text:list-item>
      </text:list>
      <text:p text:style-name="Text_20_body">Questions :</text:p>
      <text:list text:style-name="L37">
        <text:list-item>
          <text:p text:style-name="P72">Sont-elles dans le même réseau ? </text:p>
        </text:list-item>
        <text:list-item>
          <text:p text:style-name="P72">Quelle est l’adresse réseau de A ? de B ? </text:p>
        </text:list-item>
        <text:list-item>
          <text:p text:style-name="P72">Peuvent-elles communiquer directement ? </text:p>
        </text:list-item>
        <text:list-item>
          <text:p text:style-name="P71">De quoi a-t-on besoin ? </text:p>
        </text:list-item>
      </text:list>
      <text:p text:style-name="Text_20_body">Réponses :</text:p>
      <text:list text:style-name="L38">
        <text:list-item>
          <text:p text:style-name="P74">non </text:p>
        </text:list-item>
        <text:list-item>
          <text:p text:style-name="P74"><text:span text:style-name="Source_20_Text">192.168.1.0</text:span> et <text:span text:style-name="Source_20_Text">192.168.2.0</text:span> </text:p>
        </text:list-item>
        <text:list-item>
          <text:p text:style-name="P74">non </text:p>
        </text:list-item>
        <text:list-item>
          <text:p text:style-name="P73">d’un routeur </text:p>
        </text:list-item>
      </text:list>
      <text:p text:style-name="Horizontal_20_Line"/>
      <text:h text:style-name="Heading_20_3" text:outline-level="3">Exercice 3</text:h>
      <text:p text:style-name="Text_20_body">Une machine M1 possède l’adresse :</text:p>
      <text:list text:style-name="L39">
        <text:list-item>
          <text:p text:style-name="P75"><text:span text:style-name="Source_20_Text">10.0.4.7/24</text:span> </text:p>
        </text:list-item>
      </text:list>
      <text:p text:style-name="Text_20_body">Question :<text:line-break/>Quelle est son adresse réseau ?</text:p>
      <text:p text:style-name="Text_20_body">Réponse :</text:p>
      <text:list text:style-name="L40">
        <text:list-item>
          <text:p text:style-name="P76"><text:span text:style-name="Source_20_Text">10.0.4.0</text:span> </text:p>
        </text:list-item>
      </text:list>
      <text:p text:style-name="Horizontal_20_Line"/>
      <text:h text:style-name="Heading_20_2" text:outline-level="2">5.9 Petit exercice type bac très guidé — 15 min</text:h>
      <text:h text:style-name="Heading_20_3" text:outline-level="3">Énoncé</text:h>
      <text:p text:style-name="Text_20_body">On considère trois machines :</text:p>
      <text:list text:style-name="L41">
        <text:list-item>
          <text:p text:style-name="P78">M1 : <text:span text:style-name="Source_20_Text">192.168.1.1/24</text:span> </text:p>
        </text:list-item>
        <text:list-item>
          <text:p text:style-name="P78">M2 : <text:span text:style-name="Source_20_Text">192.168.1.2/24</text:span> </text:p>
        </text:list-item>
        <text:list-item>
          <text:p text:style-name="P77">M3 : <text:span text:style-name="Source_20_Text">192.168.2.3/24</text:span> </text:p>
        </text:list-item>
      </text:list>
      <text:p text:style-name="Text_20_body">Depuis M1, un utilisateur lance :</text:p>
      <text:section text:style-name="Sect1" text:name="Section4">
        <text:p text:style-name="P1"><text:bookmark text:name="code-block-viewer Copie 3"/>ping 192.168.2.3</text:p>
      </text:section>
      <text:p text:style-name="Text_20_body">Le système répond :</text:p>
      <text:section text:style-name="Sect1" text:name="Section5">
        <text:p text:style-name="P1"><text:bookmark text:name="code-block-viewer Copie 4"/>Hôte inaccessible</text:p>
      </text:section>
      <text:h text:style-name="Heading_20_3" text:outline-level="3"><text:soft-page-break/>Questions</text:h>
      <text:list text:style-name="L42">
        <text:list-item>
          <text:p text:style-name="P80">Quelle est l’adresse réseau de M1 ? </text:p>
        </text:list-item>
        <text:list-item>
          <text:p text:style-name="P80">Quelle est l’adresse réseau de M3 ? </text:p>
        </text:list-item>
        <text:list-item>
          <text:p text:style-name="P80">M1 et M3 sont-elles dans le même réseau ? </text:p>
        </text:list-item>
        <text:list-item>
          <text:p text:style-name="P80">Pourquoi la communication directe échoue-t-elle ? </text:p>
        </text:list-item>
        <text:list-item>
          <text:p text:style-name="P79">Quel équipement faut-il ajouter pour permettre la communication entre ces deux réseaux ? </text:p>
        </text:list-item>
      </text:list>
      <text:h text:style-name="Heading_20_3" text:outline-level="3">Corrigé attendu</text:h>
      <text:list text:style-name="L43">
        <text:list-item>
          <text:p text:style-name="P82"><text:span text:style-name="Source_20_Text">192.168.1.0</text:span> </text:p>
        </text:list-item>
        <text:list-item>
          <text:p text:style-name="P82"><text:span text:style-name="Source_20_Text">192.168.2.0</text:span> </text:p>
        </text:list-item>
        <text:list-item>
          <text:p text:style-name="P82">non </text:p>
        </text:list-item>
        <text:list-item>
          <text:p text:style-name="P82">elles appartiennent à deux réseaux différents, donc M1 ne peut pas atteindre directement M3 </text:p>
        </text:list-item>
        <text:list-item>
          <text:p text:style-name="P81">un routeur </text:p>
        </text:list-item>
      </text:list>
      <text:p text:style-name="Horizontal_20_Line"/>
      <text:h text:style-name="Heading_20_2" text:outline-level="2">5.10 Bilan de fin de séance — 10 min</text:h>
      <text:h text:style-name="Heading_20_3" text:outline-level="3">À faire compléter</text:h>
      <text:list text:style-name="L44">
        <text:list-item>
          <text:p text:style-name="P84">Une adresse IP sert à... </text:p>
        </text:list-item>
        <text:list-item>
          <text:p text:style-name="P84">Avec <text:span text:style-name="Source_20_Text">/24</text:span>, l’adresse réseau se lit... </text:p>
        </text:list-item>
        <text:list-item>
          <text:p text:style-name="P84">Deux machines peuvent communiquer directement si... </text:p>
        </text:list-item>
        <text:list-item>
          <text:p text:style-name="P84">Si deux machines sont dans des réseaux différents... </text:p>
        </text:list-item>
        <text:list-item>
          <text:p text:style-name="P83">Un routeur sert à... </text:p>
        </text:list-item>
      </text:list>
      <text:h text:style-name="Heading_20_3" text:outline-level="3">Réponses attendues</text:h>
      <text:list text:style-name="L45">
        <text:list-item>
          <text:p text:style-name="P86">identifier une machine ; </text:p>
        </text:list-item>
        <text:list-item>
          <text:p text:style-name="P86">à partir des trois premiers nombres, le dernier devenant <text:span text:style-name="Source_20_Text">0</text:span> dans nos exemples ; </text:p>
        </text:list-item>
        <text:list-item>
          <text:p text:style-name="P86">elles sont dans le même réseau ; </text:p>
        </text:list-item>
        <text:list-item>
          <text:p text:style-name="P86">il faut un routeur ; </text:p>
        </text:list-item>
        <text:list-item>
          <text:p text:style-name="P85">relier des réseaux différents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46">
        <text:list-item>
          <text:p text:style-name="P88">Une adresse IP identifie une machine sur un réseau. </text:p>
        </text:list-item>
        <text:list-item>
          <text:p text:style-name="P88">Une notation comme <text:span text:style-name="Source_20_Text">192.168.1.2/24</text:span> indique aussi le réseau auquel appartient la machine. </text:p>
        </text:list-item>
        <text:list-item>
          <text:p text:style-name="P88">Avec <text:span text:style-name="Source_20_Text">/24</text:span>, l’adresse réseau est obtenue en gardant les trois premiers nombres. </text:p>
        </text:list-item>
        <text:list-item>
          <text:p text:style-name="P88">Deux machines du même réseau peuvent communiquer directement. </text:p>
        </text:list-item>
        <text:list-item>
          <text:p text:style-name="P87">Deux machines de réseaux différents ont besoin d’un routeur pour communiquer. </text:p>
        </text:list-item>
      </text:list>
      <text:h text:style-name="Heading_20_3" text:outline-level="3"><text:soft-page-break/>Formules utiles</text:h>
      <text:p text:style-name="Quotations"><text:span text:style-name="Strong_20_Emphasis">Adresse IP = identité de la machine</text:span><text:line-break/><text:span text:style-name="Strong_20_Emphasis">Adresse réseau = réseau auquel elle appartient</text:span><text:line-break/><text:span text:style-name="Strong_20_Emphasis">Routeur = passage entre réseaux différents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47">
        <text:list-item>
          <text:p text:style-name="P90">beaucoup d’exemples avec seulement <text:span text:style-name="Source_20_Text">/24</text:span> ; </text:p>
        </text:list-item>
        <text:list-item>
          <text:p text:style-name="P90">un tableau systématique : </text:p>
          <text:list>
            <text:list-item>
              <text:p text:style-name="P90">adresse de la machine </text:p>
            </text:list-item>
            <text:list-item>
              <text:p text:style-name="P90">adresse réseau </text:p>
            </text:list-item>
            <text:list-item>
              <text:p text:style-name="P90">même réseau ou non </text:p>
            </text:list-item>
          </text:list>
        </text:list-item>
        <text:list-item>
          <text:p text:style-name="P90">des comparaisons visuelles très simples ; </text:p>
        </text:list-item>
        <text:list-item>
          <text:p text:style-name="P90">des questions courtes avant toute rédaction ; </text:p>
        </text:list-item>
        <text:list-item>
          <text:p text:style-name="P89">des schémas au tableau. </text:p>
        </text:list-item>
      </text:list>
      <text:p text:style-name="Text_20_body">Excellente aide possible :<text:line-break/>faire entourer en couleur :</text:p>
      <text:list text:style-name="L48">
        <text:list-item>
          <text:p text:style-name="P92">les <text:span text:style-name="Strong_20_Emphasis">trois premiers nombres</text:span> pour le réseau ; </text:p>
        </text:list-item>
        <text:list-item>
          <text:p text:style-name="P91">le <text:span text:style-name="Strong_20_Emphasis">dernier nombre</text:span> pour la machine. </text:p>
        </text:list-item>
      </text:list>
      <text:p text:style-name="Horizontal_20_Line"/>
      <text:h text:style-name="Heading_20_1" text:outline-level="1">8. Erreurs fréquentes à surveiller</text:h>
      <text:list text:style-name="L49">
        <text:list-item>
          <text:p text:style-name="P94">croire que deux machines communiquent toujours si elles sont physiquement reliées ; </text:p>
        </text:list-item>
        <text:list-item>
          <text:p text:style-name="P94">confondre adresse IP et adresse réseau ; </text:p>
        </text:list-item>
        <text:list-item>
          <text:p text:style-name="P94">oublier que <text:span text:style-name="Source_20_Text">192.168.1.x</text:span> et <text:span text:style-name="Source_20_Text">192.168.2.x</text:span> sont différents ; </text:p>
        </text:list-item>
        <text:list-item>
          <text:p text:style-name="P94">croire que le routeur sert à tout type de communication ; </text:p>
        </text:list-item>
        <text:list-item>
          <text:p text:style-name="P93">répondre “ça ne marche pas” sans justifier par la notion de réseau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50">
        <text:list-item>
          <text:p text:style-name="P96">lire une adresse IP de type <text:span text:style-name="Source_20_Text">/24</text:span> ; </text:p>
        </text:list-item>
        <text:list-item>
          <text:p text:style-name="P96">trouver l’adresse réseau dans les cas simples ; </text:p>
        </text:list-item>
        <text:list-item>
          <text:p text:style-name="P96">dire si deux machines sont dans le même réseau ; </text:p>
        </text:list-item>
        <text:list-item>
          <text:p text:style-name="P96">expliquer pourquoi un <text:span text:style-name="Source_20_Text">ping</text:span> peut échouer ; </text:p>
        </text:list-item>
        <text:list-item>
          <text:p text:style-name="P95">dire qu’un routeur relie des réseaux différents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43:48.697922565</meta:creation-date>
    <dc:date>2026-04-09T14:45:53.313389778</dc:date>
    <meta:editing-duration>PT2M5S</meta:editing-duration>
    <meta:editing-cycles>1</meta:editing-cycles>
    <meta:document-statistic meta:table-count="0" meta:image-count="0" meta:object-count="0" meta:page-count="13" meta:paragraph-count="348" meta:word-count="2309" meta:character-count="13202" meta:non-whitespace-character-count="11204"/>
    <meta:generator>LibreOffice/24.2.7.2$Linux_X86_64 LibreOffice_project/420$Build-2</meta:generator>
  </office:meta>
</office:document-meta>
</file>